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1acef5"/>
    </style:style>
    <style:style style:name="P12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9" style:family="text">
      <style:text-properties officeooo:rsid="001acef5"/>
    </style:style>
    <style:style style:name="T10" style:family="text">
      <style:text-properties officeooo:rsid="001acef5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html/exercise.asp?filename=exercise_html_iframe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9">iframes en </text:span>HTML</text:h>
      <text:p text:style-name="P5"><text:span text:style-name="T1"/></text:p>
      <text:p text:style-name="Horizontal_20_Line"/>
      <text:p text:style-name="P6">Un iframe HTML se utiliza para mostrar una página web dentro de <text:span text:style-name="T9">otra</text:span> página web.</text:p>
      <text:p text:style-name="Horizontal_20_Line"/>
      <text:p text:style-name="P5"/>
      <text:h text:style-name="P2" text:outline-level="2">Sintaxis de<text:span text:style-name="T9">l iframe de </text:span><text:s/>HTML</text:h>
      <text:p text:style-name="P6">La etiqueta <text:span text:style-name="Source_20_Text"><text:span text:style-name="T2">&lt;iframe&gt; </text:span></text:span><text:span text:style-name="Source_20_Text"><text:span text:style-name="T10">de </text:span></text:span>HTML especifica un marco en línea.</text:p>
      <text:p text:style-name="P6">Un marco en línea se utiliza para incrustar otro documento dentro del documento HTML actual.</text:p>
      <text:h text:style-name="P4" text:outline-level="3">Sintaxis</text:h>
      <text:p text:style-name="P6"><text:span text:style-name="T6">&lt;</text:span><text:span text:style-name="T4">iframe</text:span><text:span text:style-name="T8"> src</text:span><text:span text:style-name="T6">="url"</text:span><text:span text:style-name="T8"> title</text:span><text:span text:style-name="T6">="</text:span><text:span text:style-name="Emphasis"><text:span text:style-name="T6">description</text:span></text:span><text:span text:style-name="T6">"&gt;&lt;</text:span><text:span text:style-name="T4">/iframe</text:span><text:span text:style-name="T6">&gt;</text:span></text:p>
      <text:p text:style-name="P6"><text:span text:style-name="Strong_20_Emphasis">Consejo:</text:span> Es una buena práctica incluir siempre un atributo <text:span text:style-name="Source_20_Text"><text:span text:style-name="T2">title </text:span></text:span>para el archivo <text:span text:style-name="Source_20_Text"><text:span text:style-name="T2">&lt;iframe&gt;</text:span></text:span>. Los lectores de pantalla lo utilizan para leer cuál es el contenido del iframe.</text:p>
      <text:p text:style-name="Horizontal_20_Line"/>
      <text:h text:style-name="P2" text:outline-level="2"><text:span text:style-name="T9">i</text:span>frame - Establecer altura y ancho</text:h>
      <text:p text:style-name="P6">Utilice los atributos <text:span text:style-name="Source_20_Text"><text:span text:style-name="T2">height </text:span></text:span>y <text:span text:style-name="Source_20_Text"><text:span text:style-name="T2">width </text:span></text:span>para especificar el tamaño del iframe.</text:p>
      <text:p text:style-name="P6">La altura y el ancho se especifican en píxeles de forma predeterminada:</text:p>
      <text:h text:style-name="P4" text:outline-level="3">Ejemplo</text:h>
      <text:p text:style-name="P8"><text:span text:style-name="T5">&lt;</text:span><text:span text:style-name="T3">iframe</text:span><text:span text:style-name="T7"> src</text:span><text:span text:style-name="T5">="demo_iframe.htm"</text:span><text:span text:style-name="T7"> height</text:span><text:span text:style-name="T5">="200"</text:span><text:span text:style-name="T7"> width</text:span><text:span text:style-name="T5">="300"</text:span><text:span text:style-name="T7"> title</text:span><text:span text:style-name="T5">="Iframe Example"&gt;&lt;</text:span><text:span text:style-name="T3">/iframe</text:span><text:span text:style-name="T5">&gt;</text:span></text:p>
      <text:p text:style-name="P6"><text:span text:style-name="T2"><text:s/></text:span></text:p>
      <text:p text:style-name="P6">O puedes agregar el atributo <text:span text:style-name="Source_20_Text"><text:span text:style-name="T2">style</text:span></text:span> y usar <text:s/><text:span text:style-name="T9">las propiedades de </text:span>CSS <text:span text:style-name="Source_20_Text"><text:span text:style-name="T2">height </text:span></text:span>y <text:span text:style-name="Source_20_Text"><text:span text:style-name="T2">width </text:span></text:span>:</text:p>
      <text:h text:style-name="P4" text:outline-level="3">Ejemplo</text:h>
      <text:p text:style-name="P8"><text:span text:style-name="T5">&lt;</text:span><text:span text:style-name="T3">iframe</text:span><text:span text:style-name="T7"> src</text:span><text:span text:style-name="T5">="demo_iframe.htm"</text:span><text:span text:style-name="T7"> style</text:span><text:span text:style-name="T5">="height:200px;width:300px;"</text:span><text:span text:style-name="T7"> title</text:span><text:span text:style-name="T5">="Iframe Example"&gt;&lt;</text:span><text:span text:style-name="T3">/iframe</text:span><text:span text:style-name="T5">&gt;</text:span></text:p>
      <text:p text:style-name="P5"><text:span text:style-name="T2"><text:s/></text:span></text:p>
      <text:p text:style-name="Horizontal_20_Line"/>
      <text:h text:style-name="P2" text:outline-level="2"><text:span text:style-name="T9">i</text:span>frame - Eliminar el borde</text:h>
      <text:p text:style-name="P6">De forma predeterminada, un iframe tiene un borde alrededor.</text:p>
      <text:p text:style-name="P6">Para eliminar el borde, agregue el atributo <text:span text:style-name="Source_20_Text"><text:span text:style-name="T2">style</text:span></text:span> y use la propiedad <text:span text:style-name="Source_20_Text"><text:span text:style-name="T2">border </text:span></text:span><text:span text:style-name="Source_20_Text"><text:span text:style-name="T10">de </text:span></text:span>CSS:</text:p>
      <text:h text:style-name="P4" text:outline-level="3"><text:soft-page-break/>Ejemplo</text:h>
      <text:p text:style-name="P8"><text:span text:style-name="T5">&lt;</text:span><text:span text:style-name="T3">iframe</text:span><text:span text:style-name="T7"> src</text:span><text:span text:style-name="T5">="demo_iframe.htm"</text:span><text:span text:style-name="T7"> style</text:span><text:span text:style-name="T5">="border:none;"</text:span><text:span text:style-name="T7"> title</text:span><text:span text:style-name="T5">="Iframe Example"&gt;&lt;</text:span><text:span text:style-name="T3">/iframe</text:span><text:span text:style-name="T5">&gt;</text:span></text:p>
      <text:p text:style-name="P11"><text:span text:style-name="T2"><text:s/></text:span></text:p>
      <text:p text:style-name="P11">Con CSS, también puedes cambiar el tamaño, estilo y color del borde del iframe:</text:p>
      <text:h text:style-name="P4" text:outline-level="3">Ejemplo</text:h>
      <text:p text:style-name="P8"><text:span text:style-name="T5">&lt;</text:span><text:span text:style-name="T3">iframe</text:span><text:span text:style-name="T7"> src</text:span><text:span text:style-name="T5">="demo_iframe.htm"</text:span><text:span text:style-name="T7"> style</text:span><text:span text:style-name="T5">="border:2px solid red;"</text:span><text:span text:style-name="T7"> title</text:span><text:span text:style-name="T5">="Iframe Example"&gt;&lt;</text:span><text:span text:style-name="T3">/iframe</text:span><text:span text:style-name="T5">&gt;</text:span></text:p>
      <text:p text:style-name="P5"><text:span text:style-name="T2"><text:s/></text:span></text:p>
      <text:p text:style-name="Horizontal_20_Line"/>
      <text:h text:style-name="P2" text:outline-level="2"><text:span text:style-name="T9">i</text:span>frame: destino de un enlace</text:h>
      <text:p text:style-name="P6">Se puede utilizar un iframe como marco de destino para un enlace.</text:p>
      <text:p text:style-name="P6">El atributo <text:span text:style-name="Source_20_Text"><text:span text:style-name="T2">target </text:span></text:span>del enlace debe hacer referencia al atributo <text:span text:style-name="Source_20_Text"><text:span text:style-name="T2">name </text:span></text:span>del iframe:</text:p>
      <text:h text:style-name="P4" text:outline-level="3">Ejemplo</text:h>
      <text:p text:style-name="P8"><text:span text:style-name="T5">&lt;</text:span><text:span text:style-name="T3">iframe</text:span><text:span text:style-name="T7"> src</text:span><text:span text:style-name="T5">="demo_iframe.htm"</text:span><text:span text:style-name="T7"> name</text:span><text:span text:style-name="T5">="iframe_a"</text:span><text:span text:style-name="T7"> title</text:span><text:span text:style-name="T5">="Iframe Example"&gt;&lt;</text:span><text:span text:style-name="T3">/iframe</text:span><text:span text:style-name="T5">&gt;</text:span><text:line-break/><text:line-break/><text:span text:style-name="T5">&lt;</text:span><text:span text:style-name="T3">p</text:span><text:span text:style-name="T5">&gt;&lt;</text:span><text:span text:style-name="T3">a</text:span><text:span text:style-name="T7"> href</text:span><text:span text:style-name="T5">="https://www.w3schools.com"</text:span><text:span text:style-name="T7"> target</text:span><text:span text:style-name="T5">="iframe_a"&gt;</text:span>W3Schools.com<text:span text:style-name="T5">&lt;</text:span><text:span text:style-name="T3">/a</text:span><text:span text:style-name="T5">&gt;&lt;</text:span><text:span text:style-name="T3">/p</text:span><text:span text:style-name="T5">&gt;</text:span></text:p>
      <text:p text:style-name="P5"><text:span text:style-name="T2"><text:s/></text:span></text:p>
      <text:p text:style-name="Horizontal_20_Line"/>
      <text:h text:style-name="P2" text:outline-level="2">Resumen del capítulo</text:h>
      <text:list text:style-name="L1">
        <text:list-item>
          <text:p text:style-name="P9">La etiqueta <text:span text:style-name="Source_20_Text"><text:span text:style-name="T2">&lt;iframe&gt; </text:span></text:span>HTML especifica un marco en línea.</text:p>
        </text:list-item>
        <text:list-item>
          <text:p text:style-name="P9">El atributo <text:span text:style-name="Source_20_Text"><text:span text:style-name="T2">src </text:span></text:span>define la URL de la página a incrustar.</text:p>
        </text:list-item>
        <text:list-item>
          <text:p text:style-name="P9">Incluya siempre un atributo <text:span text:style-name="Source_20_Text"><text:span text:style-name="T2">title</text:span></text:span> (para lectores de pantalla)</text:p>
        </text:list-item>
        <text:list-item>
          <text:p text:style-name="P9">Los atributos <text:span text:style-name="Source_20_Text"><text:span text:style-name="T2">height </text:span></text:span>y <text:span text:style-name="Source_20_Text"><text:span text:style-name="T2">width </text:span></text:span>especifican el tamaño del iframe.</text:p>
        </text:list-item>
        <text:list-item>
          <text:p text:style-name="P10"><text:span text:style-name="T9">Use </text:span><text:span text:style-name="Source_20_Text"><text:span text:style-name="T2">border:none;</text:span></text:span>para eliminar el borde alrededor del iframe.</text:p>
        </text:list-item>
      </text:list>
      <text:p text:style-name="Horizontal_20_Line"/>
      <text:h text:style-name="P3" text:outline-level="2">Ejercicio:</text:h>
      <text:p text:style-name="P7">Cree un iframe con una dirección URL que vaya a https://www.w3schools.com.</text:p>
      <text:p text:style-name="P7">&lt;iframe<draw:control text:anchor-type="as-char" draw:z-index="0" draw:name="Forma1" draw:style-name="gr1" draw:text-style-name="P12" svg:width="1.033cm" svg:height="0.662cm" draw:control="control1"/>="https://www.w3schools.com"&gt;&lt;/ifram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24:43.801000000</meta:creation-date>
    <dc:date>2024-02-28T16:29:54.983000000</dc:date>
    <meta:editing-duration>PT5M11S</meta:editing-duration>
    <meta:editing-cycles>1</meta:editing-cycles>
    <meta:document-statistic meta:table-count="0" meta:image-count="0" meta:object-count="0" meta:page-count="2" meta:paragraph-count="43" meta:word-count="303" meta:character-count="2184" meta:non-whitespace-character-count="1916"/>
    <meta:generator>LibreOffice/7.6.0.3$Windows_X86_64 LibreOffice_project/69edd8b8ebc41d00b4de3915dc82f8f0fc3b6265</meta:generator>
  </office:meta>
</office:document-meta>
</file>